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1">
      <style:text-properties officeooo:paragraph-rsid="001ebf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b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Headline-1</text:span></text:h>
      <text:h text:style-name="Heading_20_2" text:outline-level="2"><text:span text:style-name="T2">Headline-2</text:span></text:h>
      <text:h text:style-name="Heading_20_3" text:outline-level="3"><text:span text:style-name="T2">Headline-3</text:span></text:h>
      <text:h text:style-name="Heading_20_4" text:outline-level="4"><text:span text:style-name="T2">Headline-4</text:span></text:h>
      <text:h text:style-name="Heading_20_5" text:outline-level="5"><text:span text:style-name="T2">Headline-5</text:span></text:h>
      <text:p text:style-name="P1"><text:span text:style-name="T2">Standard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3:14:48</meta:creation-date>
    <meta:editing-duration>PT00H01M12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6" meta:character-count="58"/>
    <dc:date>2010-12-03T11:11:06</dc:date>
  </office:meta>
</office:document-meta>
</file>